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language="en" fo:country="US" style:font-size-asian="16pt" style:font-size-complex="16pt"/>
    </style:style>
    <style:style style:name="P4" style:family="paragraph" style:parent-style-name="Standard">
      <style:text-properties fo:font-size="16pt" fo:language="en" fo:country="US" style:font-size-asian="16pt" style:font-size-complex="16pt" style:language-complex="gu" style:country-complex="IN"/>
    </style:style>
    <style:style style:name="P5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text-underline-style="none"/>
    </style:style>
    <style:style style:name="T2" style:family="text">
      <style:text-properties fo:language="en" fo:country="US"/>
    </style:style>
    <style:style style:name="T3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-4</text:p>
      <text:p text:style-name="P1"/>
      <text:p text:style-name="P1">Module 4 – Introduction to DBMS </text:p>
      <text:p text:style-name="P1"/>
      <text:p text:style-name="P2"><text:span text:style-name="T1">1)</text:span>Create a new database named school_db and a table called students with the following columns: student_id, student_name, age, class, and address.</text:p>
      <text:p text:style-name="P2">=&gt;create database school_db;</text:p>
      <text:p text:style-name="P2">=&gt;create table students(student_id int,student_name varchar(25),age int,class int,address varchar(255));</text:p>
      <text:p text:style-name="P2"/>
      <text:p text:style-name="P2">2)Insert five records into the students table and retrieve all records using the SELECT statement. </text:p>
      <text:p text:style-name="P2">=&gt;insert into students values(11,'jeet',15,9,'ahemdabad');</text:p>
      <text:p text:style-name="P2">=&gt;insert into students values(12,'reena',16,10,'rajkot');</text:p>
      <text:p text:style-name="P2">=&gt;insert into students values(13,'meena',13,7,'anand');</text:p>
      <text:p text:style-name="P2">=&gt;insert into students values(14,'riya',14,8,'junagadh');</text:p>
      <text:p text:style-name="P2">=&gt;insert into students values(15,'tina',17,11,'gandhinagar');</text:p>
      <text:p text:style-name="P2"/>
      <text:p text:style-name="P2">=&gt;select * from students;</text:p>
      <text:p text:style-name="P2"/>
      <text:p text:style-name="P2">3)Write SQL queries to retrieve specific columns (student_name and age) from the students table. </text:p>
      <text:p text:style-name="P2">=&gt;select student_name, age from students;</text:p>
      <text:p text:style-name="P2"/>
      <text:p text:style-name="P2">4)Write SQL queries to retrieve all students whose age is greater than 10. </text:p>
      <text:p text:style-name="P2">=&gt;select * from students where age&gt;10;</text:p>
      <text:p text:style-name="P2"/>
      <text:p text:style-name="P2">5)Create a table teachers with the following columns: teacher_id (Primary Key), teacher_name (NOT NULL), subject (NOT NULL), and email (UNIQUE). </text:p>
      <text:p text:style-name="P2">=&gt;create table teachers( teacher_id int primary key,</text:p>
      <text:p text:style-name="P2"><text:s text:c="4"/>teacher_name varchar(255) not null,</text:p>
      <text:p text:style-name="P2"><text:s text:c="4"/>subject varchar(255) not null,</text:p>
      <text:p text:style-name="P2"><text:s text:c="4"/>email varchar(255) unique);</text:p>
      <text:p text:style-name="P2"/>
      <text:p text:style-name="P2">6)Implement a FOREIGN KEY constraint to relate the teacher_id from the teachers table with the students table. </text:p>
      <text:p text:style-name="P2">=&gt;create table students (</text:p>
      <text:p text:style-name="P2"><text:s text:c="4"/>student_id int <text:s/>primary key,</text:p>
      <text:p text:style-name="P2"><text:soft-page-break/><text:s text:c="4"/>student_name varchar(255) not null,</text:p>
      <text:p text:style-name="P2"><text:s text:c="4"/>age int,calss int,address varchar(255),</text:p>
      <text:p text:style-name="P2"><text:s text:c="4"/>foreign key (teacher_id) references teachers(teacher_id));</text:p>
      <text:p text:style-name="P2"/>
      <text:p text:style-name="P2">7)Create a table courses with columns: course_id, course_name, and course_credits. Set the course_id as the primary key. </text:p>
      <text:p text:style-name="P2">=&gt;create table courses(course_id int primary key,course_name varchar(25),course_credit int);</text:p>
      <text:p text:style-name="P2"/>
      <text:p text:style-name="P2">8)Use the CREATE command to create a database university_db. </text:p>
      <text:p text:style-name="P2">=&gt;create database university_db;</text:p>
      <text:p text:style-name="P2"/>
      <text:p text:style-name="P2">9)Modify the courses table by adding a column course_duration using the ALTER command. </text:p>
      <text:p text:style-name="P2">=&gt;alter table courses add course_duration int;</text:p>
      <text:p text:style-name="P2"/>
      <text:p text:style-name="P2">10)Drop the course_credits column from the courses table.</text:p>
      <text:p text:style-name="P2">=&gt;alter table courses drop column course_credits;</text:p>
      <text:p text:style-name="P2">11)Drop the teachers table from the school_db database.</text:p>
      <text:p text:style-name="P2">=&gt;drop table teachers;</text:p>
      <text:p text:style-name="P2"/>
      <text:p text:style-name="P2">12)Drop the students table from the school_db database and verify that the table has been removed. </text:p>
      <text:p text:style-name="P2">=&gt;drop table students;</text:p>
      <text:p text:style-name="P2"/>
      <text:p text:style-name="P2">13)Insert three records into the courses table using the INSERT command.</text:p>
      <text:p text:style-name="P2">=&gt;insert into courses table(1,'BCA',200000,3);</text:p>
      <text:p text:style-name="P2">=&gt;insert into courses table(2,'B.com',300000,3);</text:p>
      <text:p text:style-name="P2">=&gt;insert into courses table(3,'BBA',250000,3);</text:p>
      <text:p text:style-name="P2"/>
      <text:p text:style-name="P2">14)Update the course duration of a specific course using the UPDATE command. </text:p>
      <text:p text:style-name="P2">=&gt;update courses set courses_duration=4 where course_id=1;</text:p>
      <text:p text:style-name="P2"/>
      <text:p text:style-name="P2">15)Delete a course with a specific course_id from the courses table using the DELETE command. </text:p>
      <text:p text:style-name="P2">=&gt;delete from courses where course_id=2;</text:p>
      <text:p text:style-name="P2"/>
      <text:p text:style-name="P2">16) Retrieve all courses from the courses table using the SELECT <text:soft-page-break/>statement. </text:p>
      <text:p text:style-name="P2">=&gt;select from courses order by course_name;</text:p>
      <text:p text:style-name="P2"/>
      <text:p text:style-name="P2">17)Sort the courses based on course_duration in descending order using ORDER BY.</text:p>
      <text:p text:style-name="P2">=&gt;select course_id, course_name, course_duration, course_credit</text:p>
      <text:p text:style-name="P2">from courses</text:p>
      <text:p text:style-name="P2">order by course_duration desc;</text:p>
      <text:p text:style-name="P2"/>
      <text:p text:style-name="P2">18) Limit the results of the SELECT query to show only the top two courses using LIMIT. </text:p>
      <text:p text:style-name="P2">=&gt;select course_id, course_name, course_duration, course_credit</text:p>
      <text:p text:style-name="P2">from courses</text:p>
      <text:p text:style-name="P2">limit 2;</text:p>
      <text:p text:style-name="P2"/>
      <text:p text:style-name="P2">19)Create two new users user1 and user2 and grant user1 permission to SELECT from the courses table </text:p>
      <text:p text:style-name="P2">=&gt;Create user1</text:p>
      <text:p text:style-name="P2">create user 'user1'@'localhost' identified by 'password1';</text:p>
      <text:p text:style-name="P2"/>
      <text:p text:style-name="P2">=&gt;Create user2</text:p>
      <text:p text:style-name="P2">create user 'user2'@'localhost' identiied by 'password2';</text:p>
      <text:p text:style-name="P2"/>
      <text:p text:style-name="P2">=&gt;Grant SELECT permission on courses table to user1</text:p>
      <text:p text:style-name="P2">grant SELECT ON your_database_name.courses to 'user1'@'localhost';</text:p>
      <text:p text:style-name="P2"/>
      <text:p text:style-name="P2">20)Revoke the INSERT permission from user1 and give it to user2. </text:p>
      <text:p text:style-name="P2">=&gt;Revoke INSERT from user1</text:p>
      <text:p text:style-name="P2">revoke insert on your_database_name.courses FROM 'user1'@'%';</text:p>
      <text:p text:style-name="P2"/>
      <text:p text:style-name="P2">Grant INSERT to user2</text:p>
      <text:p text:style-name="P2">grant insert ON your_database_name.courses TO 'user2'@'%';</text:p>
      <text:p text:style-name="P2"/>
      <text:p text:style-name="P2">21)Insert a few rows into the courses table and use COMMIT to save the changes.</text:p>
      <text:p text:style-name="P2">=&gt;insert into courses table(4,'MBA',150000,2);</text:p>
      <text:p text:style-name="P2">=&gt;insert into courses table(5,'M.com',250000,2);</text:p>
      <text:p text:style-name="P2">=&gt;insert into courses table(6,'MCA',350000,2);</text:p>
      <text:p text:style-name="P2">commit;</text:p>
      <text:p text:style-name="P2"><text:soft-page-break/>select * from courses;</text:p>
      <text:p text:style-name="P2"/>
      <text:p text:style-name="P2">22): Insert additional rows, then use ROLLBACK to undo the last insert operation. </text:p>
      <text:p text:style-name="P2">=&gt;select * from courses;</text:p>
      <text:p text:style-name="P2">=&gt;insert into courses table(4,'MBA',150000,2);</text:p>
      <text:p text:style-name="P2">=&gt;insert into courses table(5,'M.com',250000,2);</text:p>
      <text:p text:style-name="P2">=&gt;insert into courses table(6,'MCA',350000,2);</text:p>
      <text:p text:style-name="P2">=&gt;select * from courses where course_id in(4,5,6);</text:p>
      <text:p text:style-name="P2">=&gt;ROLLBACK;</text:p>
      <text:p text:style-name="P2">=&gt;select * from courses where course_id in(4,5,6);</text:p>
      <text:p text:style-name="P2">=&gt;select * from courses;</text:p>
      <text:p text:style-name="P2"/>
      <text:p text:style-name="P2">23)Create a SAVEPOINT before updating the courses table, and use it to roll back specific changes. </text:p>
      <text:p text:style-name="P2">=&gt;select * from courses;</text:p>
      <text:p text:style-name="P2">=&gt;begin transaction;</text:p>
      <text:p text:style-name="P2">savepoint before_course_updates;</text:p>
      <text:p text:style-name="P2">update courses</text:p>
      <text:p text:style-name="P2">set course_name='MSC.IT' where id=4;</text:p>
      <text:p text:style-name="P2">=&gt;select from courses where course_id in(4);</text:p>
      <text:p text:style-name="P2">=&gt;commit;</text:p>
      <text:p text:style-name="P2"/>
      <text:p text:style-name="P2">24)Create two tables: departments and employees. Perform an INNER JOIN to display employees along with their respective departments. </text:p>
      <text:p text:style-name="P2">=&gt;</text:p>
      <text:p text:style-name="P2">create table departments (</text:p>
      <text:p text:style-name="P2"><text:s text:c="4"/>department_id int primary key,</text:p>
      <text:p text:style-name="P2"><text:s text:c="4"/>department_name varchar(50) not null,</text:p>
      <text:p text:style-name="P2"><text:s text:c="4"/>location varchar(50)</text:p>
      <text:p text:style-name="P2">);</text:p>
      <text:p text:style-name="P2">create table employees (</text:p>
      <text:p text:style-name="P2"><text:s text:c="4"/>employee_id int primary key,</text:p>
      <text:p text:style-name="P2"><text:s text:c="4"/>first_name varchar(50) not null,</text:p>
      <text:p text:style-name="P2"><text:s text:c="4"/>last_name varchar(50) not null,</text:p>
      <text:p text:style-name="P2"><text:s text:c="4"/>email varchar(100),</text:p>
      <text:p text:style-name="P2"><text:s text:c="4"/>salary decimal(10, 2),</text:p>
      <text:p text:style-name="P2"><text:s text:c="4"/>department_id int,</text:p>
      <text:p text:style-name="P2"><text:s text:c="4"/>hire_date date,</text:p>
      <text:p text:style-name="P2"><text:soft-page-break/><text:s text:c="4"/>foreign key (department_id) references departments(department_id)</text:p>
      <text:p text:style-name="P2">);</text:p>
      <text:p text:style-name="P2"/>
      <text:p text:style-name="P2">insert into departments (department_id, department_name, location) VALUES</text:p>
      <text:p text:style-name="P2">(1, 'IT', ' anand'),</text:p>
      <text:p text:style-name="P2">(2, 'Marketing', 'bharuch'),</text:p>
      <text:p text:style-name="P2">(3, 'Finance', 'rajkot'),</text:p>
      <text:p text:style-name="P2">(4, 'HR', 'delhi'),</text:p>
      <text:p text:style-name="P2">(5, 'Operations', 'mumbai');</text:p>
      <text:p text:style-name="P2"/>
      <text:p text:style-name="P2">insert into employees (employee_id, first_name, last_name, email, salary, department_id, hire_date) VALUES</text:p>
      <text:p text:style-name="P2">(101, 'John', 'Doe', 'john.doe@company.com', 75000.00, 1, '2022-01-15'),</text:p>
      <text:p text:style-name="P2">(102, 'Jane', 'Smith', 'jane.smith@company.com', 68000.00, 2, '2021-03-22'),</text:p>
      <text:p text:style-name="P2">(103, 'Mike', 'Johnson', 'mike.johnson@company.com', 82000.00, 1, '2020-06-10'),</text:p>
      <text:p text:style-name="P2">(104, 'Sarah', 'Wilson', 'sarah.wilson@company.com', 72000.00, 3, '2022-11-05'),</text:p>
      <text:p text:style-name="P2">(105, 'David', 'Brown', 'david.brown@company.com', 65000.00, 2, '2023-02-18'),</text:p>
      <text:p text:style-name="P2">(106, 'Emily', 'Davis', 'emily.davis@company.com', 78000.00, 4, '2021-08-12'),</text:p>
      <text:p text:style-name="P2">(107, 'Robert', 'Taylor', 'robert.taylor@company.com', 90000.00, 3, '2019-04-30'),</text:p>
      <text:p text:style-name="P2">(108, 'Lisa', 'Anderson', 'lisa.anderson@company.com', 60000.00, 5, '2023-01-08');</text:p>
      <text:p text:style-name="P2"/>
      <text:p text:style-name="P2">=&gt;</text:p>
      <text:p text:style-name="P2">select </text:p>
      <text:p text:style-name="P2"><text:s text:c="4"/>e.employee_id,</text:p>
      <text:p text:style-name="P2"><text:s text:c="4"/>e.first_name,</text:p>
      <text:p text:style-name="P2"><text:s text:c="4"/>e.last_name,</text:p>
      <text:p text:style-name="P2"><text:s text:c="4"/>e.email,</text:p>
      <text:p text:style-name="P2"><text:s text:c="4"/>e.salary,</text:p>
      <text:p text:style-name="P2"><text:s text:c="4"/>e.hire_date,</text:p>
      <text:p text:style-name="P2"><text:s text:c="4"/>d.department_name,</text:p>
      <text:p text:style-name="P2"><text:s text:c="4"/>d.location</text:p>
      <text:p text:style-name="P2"><text:soft-page-break/>from employees e</text:p>
      <text:p text:style-name="P2">inner join departments d on e.department_id = d.department_id</text:p>
      <text:p text:style-name="P2">order by e.last_name, e.first_name;</text:p>
      <text:p text:style-name="P2"/>
      <text:p text:style-name="P2">25)Use a LEFT JOIN to show all departments, even those without employees. </text:p>
      <text:p text:style-name="P4">=&gt;</text:p>
      <text:p text:style-name="P2"><text:span text:style-name="T2">insert</text:span> <text:span text:style-name="T2">into</text:span> departments (department_id, department_name, location) <text:span text:style-name="T2">values</text:span></text:p>
      <text:p text:style-name="P2">(6, 'Research &amp; Development', '<text:span text:style-name="T2">bhuj</text:span>');</text:p>
      <text:p text:style-name="P3">=&gt;</text:p>
      <text:p text:style-name="P2"><text:span text:style-name="T2">select</text:span> * <text:span text:style-name="T2">from</text:span> departments <text:span text:style-name="T2">order</text:span> <text:span text:style-name="T2">by</text:span> department_id;</text:p>
      <text:p text:style-name="P3">=&gt;</text:p>
      <text:p text:style-name="P3">select </text:p>
      <text:p text:style-name="P3"><text:s text:c="4"/>d.department_id,</text:p>
      <text:p text:style-name="P3"><text:s text:c="4"/>d.department_name,</text:p>
      <text:p text:style-name="P3"><text:s text:c="4"/>d.location,</text:p>
      <text:p text:style-name="P3"><text:s text:c="4"/>e.employee_id,</text:p>
      <text:p text:style-name="P3"><text:s text:c="4"/>e.first_name,</text:p>
      <text:p text:style-name="P3"><text:s text:c="4"/>e.last_name,</text:p>
      <text:p text:style-name="P3"><text:s text:c="4"/>e.email,</text:p>
      <text:p text:style-name="P3"><text:s text:c="4"/>e.salary,</text:p>
      <text:p text:style-name="P3"><text:s text:c="4"/>e.hire_date</text:p>
      <text:p text:style-name="P3">from departments d</text:p>
      <text:p text:style-name="P3">left join employees e on d.department_id = e.department_id</text:p>
      <text:p text:style-name="P3">order by d.department_name, e.last_name, e.first_name;</text:p>
      <text:p text:style-name="P3"/>
      <text:p text:style-name="P2"><text:span text:style-name="T2">26)</text:span>Group employees by department and count the number of employees in each department using GROUP BY. </text:p>
      <text:p text:style-name="P3">=&gt;select </text:p>
      <text:p text:style-name="P3"><text:s text:c="4"/>d.department_id,</text:p>
      <text:p text:style-name="P3"><text:s text:c="4"/>d.department_name,</text:p>
      <text:p text:style-name="P3"><text:s text:c="4"/>count(e.employee_id) as number_of_employees</text:p>
      <text:p text:style-name="P3">fom departments d</text:p>
      <text:p text:style-name="P3">left join employees e on d.department_id = e.department_id</text:p>
      <text:p text:style-name="P3">group by d.department_id, d.department_name</text:p>
      <text:p text:style-name="P3">order by number_of_employees desc;</text:p>
      <text:p text:style-name="P2"><text:span text:style-name="T2">27)</text:span>Use the AVG aggregate function to find the average salary of employees in each department. </text:p>
      <text:p text:style-name="P3">=&gt;</text:p>
      <text:p text:style-name="P3"><text:soft-page-break/>select </text:p>
      <text:p text:style-name="P3"><text:s text:c="4"/>d.department_id,</text:p>
      <text:p text:style-name="P3"><text:s text:c="4"/>d.department_name,</text:p>
      <text:p text:style-name="P3"><text:s text:c="4"/>round(avg(e.salary), 2) as average_salary,</text:p>
      <text:p text:style-name="P3"><text:s text:c="4"/>count(e.employee_id) as number_of_employees</text:p>
      <text:p text:style-name="P3">from departments d</text:p>
      <text:p text:style-name="P3">left join employees e on d.department_id = e.department_id</text:p>
      <text:p text:style-name="P3">grouo by d.department_id, d.department_name</text:p>
      <text:p text:style-name="P3">order by average_salary desc;</text:p>
      <text:p text:style-name="P3"/>
      <text:p text:style-name="P2"><text:span text:style-name="T2">28)</text:span>Write a stored procedure to retrieve all employees from the employees table based on department.</text:p>
      <text:p text:style-name="P2">=&gt; DELIMITER //</text:p>
      <text:p text:style-name="P2"/>
      <text:p text:style-name="P2">create procedure getemployeesbydepartment(</text:p>
      <text:p text:style-name="P2"><text:s text:c="4"/>in dept_id int)</text:p>
      <text:p text:style-name="P2"/>
      <text:p text:style-name="P2">begin</text:p>
      <text:p text:style-name="P2"><text:s text:c="4"/>select </text:p>
      <text:p text:style-name="P2"><text:s text:c="8"/>e.employee_id,</text:p>
      <text:p text:style-name="P2"><text:s text:c="8"/>e.first_name,</text:p>
      <text:p text:style-name="P2"><text:s text:c="8"/>e.last_name,</text:p>
      <text:p text:style-name="P2"><text:s text:c="8"/>e.email,</text:p>
      <text:p text:style-name="P2"><text:s text:c="8"/>e.phone,</text:p>
      <text:p text:style-name="P2"><text:s text:c="8"/>e.hire_date,</text:p>
      <text:p text:style-name="P2"><text:s text:c="8"/>e.job_title,</text:p>
      <text:p text:style-name="P2"><text:s text:c="8"/>e.salary,</text:p>
      <text:p text:style-name="P2"><text:s text:c="8"/>d.department_name,</text:p>
      <text:p text:style-name="P2"><text:s text:c="8"/>d.location</text:p>
      <text:p text:style-name="P2"><text:s text:c="4"/>from employees e</text:p>
      <text:p text:style-name="P2"><text:s text:c="4"/>inner join departments d on e.department_id = d.department_id</text:p>
      <text:p text:style-name="P2"><text:s text:c="4"/>where e.department_id = dept_id</text:p>
      <text:p text:style-name="P2"><text:s text:c="4"/>order by e.last_name, e.first_name;</text:p>
      <text:p text:style-name="P2">end //</text:p>
      <text:p text:style-name="P2"/>
      <text:p text:style-name="P2">DELIMITER ;</text:p>
      <text:p text:style-name="P2"/>
      <text:p text:style-name="P2">29) Write a stored procedure that accepts course_id as input and returns the course details. </text:p>
      <text:p text:style-name="P2"><text:soft-page-break/>=&gt;DELIMITER //</text:p>
      <text:p text:style-name="P2"/>
      <text:p text:style-name="P2">create procedure getcoursedetails(</text:p>
      <text:p text:style-name="P2"><text:s text:c="4"/>in input_course_id int)</text:p>
      <text:p text:style-name="P2"/>
      <text:p text:style-name="P2">begin</text:p>
      <text:p text:style-name="P2"><text:s text:c="4"/>select </text:p>
      <text:p text:style-name="P2"><text:s text:c="8"/>course_id,</text:p>
      <text:p text:style-name="P2"><text:s text:c="8"/>course_name,</text:p>
      <text:p text:style-name="P2"><text:s text:c="8"/>description,</text:p>
      <text:p text:style-name="P2"><text:s text:c="8"/>duration,</text:p>
      <text:p text:style-name="P2"><text:s text:c="8"/>credit_hours,</text:p>
      <text:p text:style-name="P2"><text:s text:c="8"/>instructor_id,</text:p>
      <text:p text:style-name="P2"><text:s text:c="8"/>start_date,</text:p>
      <text:p text:style-name="P2"><text:s text:c="8"/>end_date,</text:p>
      <text:p text:style-name="P2"><text:s text:c="8"/>max_students,</text:p>
      <text:p text:style-name="P2"><text:s text:c="8"/>is_active,</text:p>
      <text:p text:style-name="P2"><text:s text:c="8"/>created_date</text:p>
      <text:p text:style-name="P2"><text:s text:c="4"/>from courses</text:p>
      <text:p text:style-name="P2"><text:s text:c="4"/>where course_id = input_course_id;</text:p>
      <text:p text:style-name="P2">end //</text:p>
      <text:p text:style-name="P2"/>
      <text:p text:style-name="Standard">DELIMITER; <text:s/></text:p>
      <text:p text:style-name="Standard"/>
      <text:p text:style-name="P2">30)Create a view to show all employees along with their department names. </text:p>
      <text:p text:style-name="P2">=&gt;create view employee_department_view as</text:p>
      <text:p text:style-name="P2">select </text:p>
      <text:p text:style-name="P2"><text:s text:c="4"/>e.employee_id,</text:p>
      <text:p text:style-name="P2"><text:s text:c="4"/>e.first_name,</text:p>
      <text:p text:style-name="P2"><text:s text:c="4"/>e.last_name,</text:p>
      <text:p text:style-name="P2"><text:s text:c="4"/>e.email,</text:p>
      <text:p text:style-name="P2"><text:s text:c="4"/>e.phone,</text:p>
      <text:p text:style-name="P2"><text:s text:c="4"/>e.hire_date,</text:p>
      <text:p text:style-name="P2"><text:s text:c="4"/>e.job_title,</text:p>
      <text:p text:style-name="P2"><text:s text:c="4"/>e.salary,</text:p>
      <text:p text:style-name="P2"><text:s text:c="4"/>d.department_id,</text:p>
      <text:p text:style-name="P2"><text:s text:c="4"/>d.department_name,</text:p>
      <text:p text:style-name="P2"><text:s text:c="4"/>d.location as department_location</text:p>
      <text:p text:style-name="P2">from employees e</text:p>
      <text:p text:style-name="P2"><text:soft-page-break/>left join departments d on e.department_id = d.department_id</text:p>
      <text:p text:style-name="P2">order by e.last_name, e.first_name;</text:p>
      <text:p text:style-name="P2"/>
      <text:p text:style-name="P2">31)Modify the view to exclude employees whose salaries are below $50,000. </text:p>
      <text:p text:style-name="P2">=&gt;create <text:s/>view employee_department_view as</text:p>
      <text:p text:style-name="P2">select </text:p>
      <text:p text:style-name="P2"><text:s text:c="4"/>e.employee_id,</text:p>
      <text:p text:style-name="P2"><text:s text:c="4"/>e.first_name,</text:p>
      <text:p text:style-name="P2"><text:s text:c="4"/>e.last_name,</text:p>
      <text:p text:style-name="P2"><text:s text:c="4"/>e.email,</text:p>
      <text:p text:style-name="P2"><text:s text:c="4"/>e.phone,</text:p>
      <text:p text:style-name="P2"><text:s text:c="4"/>e.hire_date,</text:p>
      <text:p text:style-name="P2"><text:s text:c="4"/>e.job_title,</text:p>
      <text:p text:style-name="P2"><text:s text:c="4"/>e.salary,</text:p>
      <text:p text:style-name="P2"><text:s text:c="4"/>d.department_id,</text:p>
      <text:p text:style-name="P2"><text:s text:c="4"/>d.department_name,</text:p>
      <text:p text:style-name="P2"><text:s text:c="4"/>d.location as department_location</text:p>
      <text:p text:style-name="P2">from employees e</text:p>
      <text:p text:style-name="P2">left join departments d on e.department_id = d.department_id</text:p>
      <text:p text:style-name="P2">where e.salary &gt;= 50000</text:p>
      <text:p text:style-name="P2">order by e.salary desc, e.last_name, e.first_name;</text:p>
      <text:p text:style-name="P2"/>
      <text:p text:style-name="P2">32)Create a trigger to automatically log changes to the employees table when a new employee is added. </text:p>
      <text:p text:style-name="P2">=&gt;create table employee (</text:p>
      <text:p text:style-name="P2"><text:s text:c="4"/>log_id int auto_increment primary key,</text:p>
      <text:p text:style-name="P2"><text:s text:c="4"/>employee_id int not null,</text:p>
      <text:p text:style-name="P2"><text:s text:c="4"/>first_name varchar(50),</text:p>
      <text:p text:style-name="P2"><text:s text:c="4"/>last_name varchar(50),</text:p>
      <text:p text:style-name="P2"><text:s text:c="4"/>email varchar(100),</text:p>
      <text:p text:style-name="P2"><text:s text:c="4"/>job_title varchar(50),</text:p>
      <text:p text:style-name="P2"><text:s text:c="4"/>salary decimal(10,2),</text:p>
      <text:p text:style-name="P2"><text:s text:c="4"/>department_id int,</text:p>
      <text:p text:style-name="P2"><text:s text:c="4"/>action_type varchar(10) NOT NULL,</text:p>
      <text:p text:style-name="P2"><text:s text:c="4"/>action_timestamp timestamp default current_timestamp,</text:p>
      <text:p text:style-name="P2"><text:s text:c="4"/>changed_by varchar(100) default user(),</text:p>
      <text:p text:style-name="P2"><text:s text:c="4"/>notes text null);</text:p>
      <text:p text:style-name="P2"/>
      <text:p text:style-name="P2"><text:soft-page-break/>DELIMITER //</text:p>
      <text:p text:style-name="P2"/>
      <text:p text:style-name="P2">create trigger after_employee_insert</text:p>
      <text:p text:style-name="P2">after insert on employees</text:p>
      <text:p text:style-name="P2">for each row</text:p>
      <text:p text:style-name="P2">begin</text:p>
      <text:p text:style-name="P2"><text:s text:c="4"/>insert into employee(</text:p>
      <text:p text:style-name="P2"><text:s text:c="8"/>employee_id,</text:p>
      <text:p text:style-name="P2"><text:s text:c="8"/>first_name,</text:p>
      <text:p text:style-name="P2"><text:s text:c="8"/>last_name,</text:p>
      <text:p text:style-name="P2"><text:s text:c="8"/>email,</text:p>
      <text:p text:style-name="P2"><text:s text:c="8"/>job_title,</text:p>
      <text:p text:style-name="P2"><text:s text:c="8"/>salary,</text:p>
      <text:p text:style-name="P2"><text:s text:c="8"/>department_id,</text:p>
      <text:p text:style-name="P2"><text:s text:c="8"/>action_type,</text:p>
      <text:p text:style-name="P2"><text:s text:c="8"/>notes)</text:p>
      <text:p text:style-name="P2"><text:s text:c="4"/>values (new.employee_id,</text:p>
      <text:p text:style-name="P2"><text:s text:c="8"/>new.first_name,</text:p>
      <text:p text:style-name="P2"><text:s text:c="8"/>new.last_name,</text:p>
      <text:p text:style-name="P2"><text:s text:c="8"/>new.email,</text:p>
      <text:p text:style-name="P2"><text:s text:c="8"/>new.job_title,</text:p>
      <text:p text:style-name="P2"><text:s text:c="8"/>new.salary,</text:p>
      <text:p text:style-name="P2"><text:s text:c="8"/>new.department_id,</text:p>
      <text:p text:style-name="P2"><text:s text:c="8"/>'insert',</text:p>
      <text:p text:style-name="P2"><text:s text:c="8"/>concat('new employee added: ', new.first_name, ' ', new.last_name)</text:p>
      <text:p text:style-name="P2"><text:s text:c="4"/>);</text:p>
      <text:p text:style-name="P2">end //DELIMITER ;</text:p>
      <text:p text:style-name="P2"/>
      <text:p text:style-name="P2">33)Create a trigger to update the last_modified timestamp whenever an employee record is updated.</text:p>
      <text:p text:style-name="P2">=&gt;alter table employees </text:p>
      <text:p text:style-name="P2"/>
      <text:p text:style-name="P2">DELIMITER //</text:p>
      <text:p text:style-name="P2"/>
      <text:p text:style-name="P2">create trigger before_employee_update</text:p>
      <text:p text:style-name="P2">before update on employees</text:p>
      <text:p text:style-name="P2">for each row</text:p>
      <text:p text:style-name="P2">begin</text:p>
      <text:p text:style-name="P2"><text:s text:c="4"/>set new.last_modified = current_timestamp;</text:p>
      <text:p text:style-name="P2"><text:soft-page-break/>end //</text:p>
      <text:p text:style-name="P2"/>
      <text:p text:style-name="P2">DELIMITER ;</text:p>
      <text:p text:style-name="P2"/>
      <text:p text:style-name="P2">34)Write a PL/SQL block to print the total number of employees from the employees table. </text:p>
      <text:p text:style-name="P2">=&gt;declare</text:p>
      <text:p text:style-name="P2"><text:s text:c="4"/>total_employees number;</text:p>
      <text:p text:style-name="P2">begin</text:p>
      <text:p text:style-name="P2"/>
      <text:p text:style-name="P2"><text:s text:c="4"/>slect count(*) </text:p>
      <text:p text:style-name="P2"><text:s text:c="4"/>into total_employees </text:p>
      <text:p text:style-name="P2"><text:s text:c="4"/>from employees;</text:p>
      <text:p text:style-name="P2"><text:s text:c="4"/></text:p>
      <text:p text:style-name="P2"><text:s text:c="4"/>DBMS_OUTPUT.PUT_LINE('total number of employees:<text:tab/>total_employees);</text:p>
      <text:p text:style-name="P2"/>
      <text:p text:style-name="P2">end;</text:p>
      <text:p text:style-name="P2"/>
      <text:p text:style-name="P2">35)Write a PL/SQL block to print the total number of employees from the employees table. </text:p>
      <text:p text:style-name="P2">=&gt;</text:p>
      <text:p text:style-name="P2">declare</text:p>
      <text:p text:style-name="P2"><text:s text:c="4"/>employee_count number;</text:p>
      <text:p text:style-name="P2">begin</text:p>
      <text:p text:style-name="P2"><text:s text:c="4"/>select count(*)</text:p>
      <text:p text:style-name="P2"><text:s text:c="4"/>into employee_count</text:p>
      <text:p text:style-name="P2"><text:s text:c="4"/>from employees;</text:p>
      <text:p text:style-name="P2"><text:s text:c="4"/></text:p>
      <text:p text:style-name="P2"><text:s text:c="4"/>DBMS_OUTPUT.PUT_LINE('total number of employees: ' || v_employee_count);</text:p>
      <text:p text:style-name="P2"><text:s text:c="3"/></text:p>
      <text:p text:style-name="P2">end;</text:p>
      <text:p text:style-name="P2"/>
      <text:p text:style-name="Standard"><text:span text:style-name="T3">36)Create a PL/SQL block that calculates the total sales from an orders table. </text:span></text:p>
      <text:p text:style-name="Standard"><text:span text:style-name="T3">=&gt;declare</text:span></text:p>
      <text:p text:style-name="Standard"><text:span text:style-name="T3"><text:s text:c="4"/>total_sales number = 0;</text:span></text:p>
      <text:p text:style-name="Standard"><text:span text:style-name="T3">begin</text:span></text:p>
      <text:p text:style-name="Standard"><text:soft-page-break/><text:span text:style-name="T3"><text:s text:c="4"/>select sum(total_amount)</text:span></text:p>
      <text:p text:style-name="Standard"><text:span text:style-name="T3"><text:s text:c="4"/>into total_sales</text:span></text:p>
      <text:p text:style-name="Standard"><text:span text:style-name="T3"><text:s text:c="4"/>from orders;</text:span></text:p>
      <text:p text:style-name="Standard"><text:span text:style-name="T3"><text:s text:c="4"/></text:span></text:p>
      <text:p text:style-name="Standard"><text:span text:style-name="T3"><text:s text:c="4"/>DBMS_OUTPUT.PUT_LINE('total Sales:' || to_char(total_sales, '999,999,999.00'));</text:span></text:p>
      <text:p text:style-name="Standard"><text:span text:style-name="T3">end;</text:span></text:p>
      <text:p text:style-name="Standard"><text:span text:style-name="T3">/</text:span></text:p>
      <text:p text:style-name="Standard"><text:span text:style-name="T3"/></text:p>
      <text:p text:style-name="Standard"><text:span text:style-name="T3">37)Write a PL/SQL block using an IF-THEN condition to check the department of an employee.</text:span></text:p>
      <text:p text:style-name="Standard"><text:span text:style-name="T3">=&gt;declare</text:span></text:p>
      <text:p text:style-name="Standard"><text:span text:style-name="T3"><text:s text:c="4"/>employee_id number = 100</text:span></text:p>
      <text:p text:style-name="Standard"><text:span text:style-name="T3"><text:s text:c="4"/>department_id employees.department_id%type;</text:span></text:p>
      <text:p text:style-name="Standard"><text:span text:style-name="T3"><text:s text:c="4"/>department_name varchar(50);</text:span></text:p>
      <text:p text:style-name="Standard"><text:span text:style-name="T3"><text:s text:c="4"/>employee_name employees.first_name%type;</text:span></text:p>
      <text:p text:style-name="Standard"><text:span text:style-name="T3">begin</text:span></text:p>
      <text:p text:style-name="Standard"><text:span text:style-name="T3"><text:s text:c="4"/></text:span></text:p>
      <text:p text:style-name="Standard"><text:span text:style-name="T3"><text:s text:c="4"/>select first_name, department_id</text:span></text:p>
      <text:p text:style-name="Standard"><text:span text:style-name="T3"><text:s text:c="4"/>into employee_name, department_id</text:span></text:p>
      <text:p text:style-name="Standard"><text:span text:style-name="T3"><text:s text:c="4"/>from employees</text:span></text:p>
      <text:p text:style-name="Standard"><text:span text:style-name="T3"><text:s text:c="4"/>where employee_id = employee_id;</text:span></text:p>
      <text:p text:style-name="Standard"><text:span text:style-name="T3"><text:s text:c="3"/></text:span></text:p>
      <text:p text:style-name="Standard"><text:span text:style-name="T3"><text:s text:c="4"/>if v_department_id = 10 then</text:span></text:p>
      <text:p text:style-name="Standard"><text:span text:style-name="T3"><text:s text:c="8"/>v_department_name := 'Administration';</text:span></text:p>
      <text:p text:style-name="Standard"><text:span text:style-name="T3"><text:s text:c="4"/>elsif v_department_id = 20 then</text:span></text:p>
      <text:p text:style-name="Standard"><text:span text:style-name="T3"><text:s text:c="8"/>v_department_name := 'Marketing';</text:span></text:p>
      <text:p text:style-name="Standard"><text:span text:style-name="T3"><text:s text:c="4"/>elsif v_department_id = 30 then</text:span></text:p>
      <text:p text:style-name="Standard"><text:span text:style-name="T3"><text:s text:c="8"/>v_department_name := 'Purchasing';</text:span></text:p>
      <text:p text:style-name="Standard"><text:span text:style-name="T3"><text:s text:c="4"/>elsif v_department_id = 40 then</text:span></text:p>
      <text:p text:style-name="Standard"><text:span text:style-name="T3"><text:s text:c="8"/>v_department_name := 'Human Resources';</text:span></text:p>
      <text:p text:style-name="Standard"><text:span text:style-name="T3"><text:s text:c="4"/>elsif v_department_id = 50 then</text:span></text:p>
      <text:p text:style-name="Standard"><text:span text:style-name="T3"><text:s text:c="8"/>v_department_name := 'Shipping';</text:span></text:p>
      <text:p text:style-name="Standard"><text:span text:style-name="T3"><text:s text:c="4"/>elsif v_department_id = 60 then</text:span></text:p>
      <text:p text:style-name="Standard"><text:span text:style-name="T3"><text:s text:c="8"/>v_department_name := 'IT';</text:span></text:p>
      <text:p text:style-name="Standard"><text:span text:style-name="T3"><text:s text:c="4"/>elsif v_department_id = 70 then</text:span></text:p>
      <text:p text:style-name="Standard"><text:span text:style-name="T3"><text:s text:c="8"/>department_name := 'Public Relations';</text:span></text:p>
      <text:p text:style-name="Standard"><text:span text:style-name="T3"><text:s text:c="4"/>elsif department_id = 80 then</text:span></text:p>
      <text:p text:style-name="Standard"><text:span text:style-name="T3"><text:s text:c="7"/>department_name = 'Sales';</text:span></text:p>
      <text:p text:style-name="Standard"><text:soft-page-break/><text:span text:style-name="T3"><text:s text:c="4"/>elsif department_id = 90 then</text:span></text:p>
      <text:p text:style-name="Standard"><text:span text:style-name="T3"><text:s text:c="8"/>department_name = 'Executive';</text:span></text:p>
      <text:p text:style-name="Standard"><text:span text:style-name="T3"><text:s text:c="4"/>elsif department_id = 100 then</text:span></text:p>
      <text:p text:style-name="Standard"><text:span text:style-name="T3"><text:s text:c="8"/>department_name = 'Finance';</text:span></text:p>
      <text:p text:style-name="Standard"><text:span text:style-name="T3"><text:s text:c="4"/>elsif department_id = 110 then</text:span></text:p>
      <text:p text:style-name="Standard"><text:span text:style-name="T3"><text:s text:c="8"/>department_name = 'Accounting';</text:span></text:p>
      <text:p text:style-name="Standard"><text:span text:style-name="T3"><text:s text:c="4"/>else</text:span></text:p>
      <text:p text:style-name="Standard"><text:span text:style-name="T3"><text:s text:c="8"/>department_name = 'Unknown Department';</text:span></text:p>
      <text:p text:style-name="Standard"><text:span text:style-name="T3">end if;</text:span></text:p>
      <text:p text:style-name="Standard"><text:span text:style-name="T3"/></text:p>
      <text:p text:style-name="Standard"><text:span text:style-name="T3">38)Use a FOR LOOP to iterate through employee records and display their names. </text:span></text:p>
      <text:p text:style-name="Standard"><text:span text:style-name="T3">=&gt;</text:span></text:p>
      <text:p text:style-name="Standard"><text:span text:style-name="T3">declare</text:span></text:p>
      <text:p text:style-name="Standard"><text:span text:style-name="T3"><text:s text:c="4"/>cursor emp_cursor is</text:span></text:p>
      <text:p text:style-name="Standard"><text:span text:style-name="T3"><text:s text:c="8"/>select employee_id, first_name, last_name</text:span></text:p>
      <text:p text:style-name="Standard"><text:span text:style-name="T3"><text:s text:c="8"/>from employees</text:span></text:p>
      <text:p text:style-name="Standard"><text:span text:style-name="T3"><text:s text:c="8"/>order by last_name, first_name;</text:span></text:p>
      <text:p text:style-name="Standard"><text:span text:style-name="T3">begin</text:span></text:p>
      <text:p text:style-name="Standard"><text:span text:style-name="T3"><text:s text:c="4"/>DBMS_OUTPUT.PUT_LINE('employee list');</text:span></text:p>
      <text:p text:style-name="Standard"><text:span text:style-name="T3"><text:s text:c="4"/>for emp_rec in emp_cursor loop</text:span></text:p>
      <text:p text:style-name="Standard"><text:span text:style-name="T3"><text:s text:c="8"/>DBMS_OUTPUT.PUT_LINE(</text:span></text:p>
      <text:p text:style-name="Standard"><text:span text:style-name="T3"><text:s text:c="12"/>'id: ' <text:s/>emp_rec.employee_id </text:span></text:p>
      <text:p text:style-name="Standard"><text:span text:style-name="T3"><text:s text:c="12"/>' - Name: ' emp_rec.first_name <text:s/>' ' emp_rec.last_name');</text:span></text:p>
      <text:p text:style-name="Standard"><text:span text:style-name="T3"><text:s text:c="4"/>end loop;</text:span></text:p>
      <text:p text:style-name="Standard"><text:span text:style-name="T3"><text:s text:c="4"/></text:span></text:p>
      <text:p text:style-name="Standard"><text:span text:style-name="T3"><text:s text:c="4"/>DBMS_OUTPUT.PUT_LINE('total employees displayed: ' emp_cursor%rowcount);</text:span></text:p>
      <text:p text:style-name="Standard"><text:span text:style-name="T3"><text:s/>end;</text:span></text:p>
      <text:p text:style-name="Standard"><text:span text:style-name="T3">\</text:span></text:p>
      <text:p text:style-name="Standard"><text:span text:style-name="T3"/></text:p>
      <text:p text:style-name="Standard"><text:span text:style-name="T3">39)Write a PL/SQL block using an explicit cursor to retrieve and display employee details. </text:span></text:p>
      <text:p text:style-name="Standard"><text:span text:style-name="T3">=&gt;declare</text:span></text:p>
      <text:p text:style-name="Standard"><text:span text:style-name="T3"><text:s text:c="4"/>cursor emp_cursor is</text:span></text:p>
      <text:p text:style-name="Standard"><text:span text:style-name="T3"><text:s text:c="8"/>select employee_id, first_name, last_name, email, </text:span></text:p>
      <text:p text:style-name="Standard"><text:span text:style-name="T3"><text:s text:c="15"/>phone_number, hire_date, job_id, salary,</text:span></text:p>
      <text:p text:style-name="Standard"><text:span text:style-name="T3"><text:s text:c="15"/>commission_pct, manager_id, department_id</text:span></text:p>
      <text:p text:style-name="Standard"><text:span text:style-name="T3"><text:s text:c="8"/>from employees</text:span></text:p>
      <text:p text:style-name="Standard"><text:soft-page-break/><text:span text:style-name="T3"><text:s text:c="8"/>order by department_id, last_name, first_name;</text:span></text:p>
      <text:p text:style-name="Standard"><text:span text:style-name="T3"><text:s text:c="4"/>emp_record emp_cursor%ROWTYPE;</text:span></text:p>
      <text:p text:style-name="Standard"><text:span text:style-name="T3"><text:s text:c="3"/>counter number = 0;</text:span></text:p>
      <text:p text:style-name="Standard"><text:span text:style-name="T3">begin</text:span></text:p>
      <text:p text:style-name="Standard"><text:span text:style-name="T3"><text:s text:c="4"/>DBMS_OUTPUT.PUT_LINE('employee details report');</text:span></text:p>
      <text:p text:style-name="Standard"><text:span text:style-name="T3"/></text:p>
      <text:p text:style-name="Standard"><text:span text:style-name="T3"><text:s text:c="4"/>open emp_cursor;</text:span></text:p>
      <text:p text:style-name="Standard"><text:span text:style-name="T3"><text:s text:c="3"/></text:span></text:p>
      <text:p text:style-name="Standard"><text:span text:style-name="T3"><text:s text:c="4"/>loop</text:span></text:p>
      <text:p text:style-name="Standard"><text:span text:style-name="T3"><text:s text:c="8"/>fetch emp_cursor into emp_record;</text:span></text:p>
      <text:p text:style-name="Standard"><text:span text:style-name="T3"><text:s text:c="7"/></text:span></text:p>
      <text:p text:style-name="Standard"><text:span text:style-name="T3"><text:s text:c="8"/>exit when emp_cursor%notfound;</text:span></text:p>
      <text:p text:style-name="Standard"><text:span text:style-name="T3"><text:s text:c="8"/></text:span></text:p>
      <text:p text:style-name="Standard"><text:span text:style-name="T3"><text:s text:c="8"/>counter = counter + 1;</text:span></text:p>
      <text:p text:style-name="Standard"><text:span text:style-name="T3"><text:s text:c="8"/></text:span></text:p>
      <text:p text:style-name="Standard"><text:span text:style-name="T3"><text:s text:c="8"/>DBMS_OUTPUT.PUT_LINE('employee id:<text:tab/>emp_record.employee_id);</text:span></text:p>
      <text:p text:style-name="Standard"><text:span text:style-name="T3"><text:s text:c="8"/>DBMS_OUTPUT.PUT_LINE('Name: ' <text:s/>emp_record.first_name <text:s/>' ' <text:s text:c="10"/><text:tab/>emp_record.last_name);</text:span></text:p>
      <text:p text:style-name="Standard"><text:span text:style-name="T3"><text:s text:c="8"/>DBMS_OUTPUT.PUT_LINE('Email: ' emp_record.email);</text:span></text:p>
      <text:p text:style-name="Standard"><text:span text:style-name="T3"><text:s text:c="8"/>DBMS_OUTPUT.PUT_LINE('Phone: ' <text:tab/>NVL(emp_record.phone_number, 'N/A'));</text:span></text:p>
      <text:p text:style-name="Standard"><text:span text:style-name="T3"><text:s text:c="8"/>DBMS_OUTPUT.PUT_LINE('Hire Date: ' <text:tab/>to_char(emp_record.hire_date, 'DD-MON-YYYY'));</text:span></text:p>
      <text:p text:style-name="Standard"><text:span text:style-name="T3"><text:s text:c="8"/>DBMS_OUTPUT.PUT_LINE('Job ID: ' <text:s/>emp_record.job_id);</text:span></text:p>
      <text:p text:style-name="Standard"><text:span text:style-name="T3"><text:s text:c="8"/>DBMS_OUTPUT.PUT_LINE('Salary: $ to_char(emp_record.salary, <text:tab/>'999,999'));</text:span></text:p>
      <text:p text:style-name="Standard"><text:span text:style-name="T3"><text:s text:c="8"/>DBMS_OUTPUT.PUT_LINE('Commission: ' <text:s/><text:tab/>NVL(to_char(emp_record.commission_pct * 100, '999.99') |'%', <text:tab/>'N/A'));</text:span></text:p>
      <text:p text:style-name="Standard"><text:span text:style-name="T3"><text:s text:c="8"/>DBMS_OUTPUT.PUT_LINE('Manager ID: ' <text:s/><text:tab/>NVL(to_char(emp_record.manager_id), 'N/A'));</text:span></text:p>
      <text:p text:style-name="Standard"><text:span text:style-name="T3"><text:s text:c="8"/>DBMS_OUTPUT.PUT_LINE('Department ID: ' <text:tab/>NVL(to_char(emp_record.department_id), 'N/A'));</text:span></text:p>
      <text:p text:style-name="Standard"><text:span text:style-name="T3"/></text:p>
      <text:p text:style-name="Standard"><text:span text:style-name="T3"><text:s text:c="10"/>exit when counter &gt;= 10;</text:span></text:p>
      <text:p text:style-name="Standard"><text:span text:style-name="T3"><text:s text:c="4"/>end loop;</text:span></text:p>
      <text:p text:style-name="Standard"><text:span text:style-name="T3"><text:s text:c="3"/></text:span></text:p>
      <text:p text:style-name="Standard"><text:span text:style-name="T3">close emp_cursor;</text:span></text:p>
      <text:p text:style-name="Standard"><text:soft-page-break/><text:span text:style-name="T3"><text:s text:c="4"/></text:span></text:p>
      <text:p text:style-name="Standard"><text:span text:style-name="T3"><text:s text:c="4"/>DBMS_OUTPUT.PUT_LINE('total employees displayed: ' <text:s/>counter);</text:span></text:p>
      <text:p text:style-name="Standard"><text:span text:style-name="T3"><text:s text:c="4"/>DBMS_OUTPUT.PUT_LINE('total employees in cursor: ' <text:s/>emp_cursor%rowcount);</text:span></text:p>
      <text:p text:style-name="Standard"><text:span text:style-name="T3">end;</text:span></text:p>
      <text:p text:style-name="Standard"><text:span text:style-name="T3">\ </text:span></text:p>
      <text:p text:style-name="Standard"><text:span text:style-name="T3"/></text:p>
      <text:p text:style-name="Standard"><text:span text:style-name="T3">40)Create a cursor to retrieve all courses and display them one by one. </text:span></text:p>
      <text:p text:style-name="Standard"><text:span text:style-name="T3">=&gt;declare</text:span></text:p>
      <text:p text:style-name="Standard"><text:span text:style-name="T3"/></text:p>
      <text:p text:style-name="Standard"><text:span text:style-name="T3"><text:s text:c="4"/>cursor course_cursor is</text:span></text:p>
      <text:p text:style-name="Standard"><text:span text:style-name="T3"><text:s text:c="8"/>select course_id, course_name, course_description, </text:span></text:p>
      <text:p text:style-name="Standard"><text:span text:style-name="T3"><text:s text:c="15"/>credit_hours, department, instructor</text:span></text:p>
      <text:p text:style-name="Standard"><text:span text:style-name="T3"><text:s text:c="8"/>from courses</text:span></text:p>
      <text:p text:style-name="Standard"><text:span text:style-name="T3"><text:s text:c="8"/>order by department, course_name;</text:span></text:p>
      <text:p text:style-name="Standard"><text:span text:style-name="T3"><text:s text:c="3"/></text:span></text:p>
      <text:p text:style-name="Standard"><text:span text:style-name="T3"><text:s text:c="4"/>course_rec course_cursor%rowtype;</text:span></text:p>
      <text:p text:style-name="Standard"><text:span text:style-name="T3"><text:s text:c="4"/></text:span></text:p>
      <text:p text:style-name="Standard"><text:span text:style-name="T3"><text:s text:c="4"/>course_count number = 0;</text:span></text:p>
      <text:p text:style-name="Standard"><text:span text:style-name="T3">begin</text:span></text:p>
      <text:p text:style-name="Standard"><text:span text:style-name="T3"><text:s text:c="4"/>DBMS_OUTPUT.PUT_LINE('course catalog');</text:span></text:p>
      <text:p text:style-name="Standard"><text:span text:style-name="T3"><text:s text:c="4"/></text:span></text:p>
      <text:p text:style-name="Standard"><text:span text:style-name="T3"><text:s text:c="4"/>open course_cursor;</text:span></text:p>
      <text:p text:style-name="Standard"><text:span text:style-name="T3"><text:s text:c="4"/>loop</text:span></text:p>
      <text:p text:style-name="Standard"><text:span text:style-name="T3"><text:s text:c="8"/></text:span></text:p>
      <text:p text:style-name="Standard"><text:span text:style-name="T3"><text:s text:c="8"/>fetch course_cursor into course_rec;</text:span></text:p>
      <text:p text:style-name="Standard"><text:span text:style-name="T3"><text:s text:c="8"/></text:span></text:p>
      <text:p text:style-name="Standard"><text:span text:style-name="T3"><text:s text:c="8"/>exit when course_cursor%notfound;</text:span></text:p>
      <text:p text:style-name="Standard"><text:span text:style-name="T3"><text:s text:c="8"/></text:span></text:p>
      <text:p text:style-name="Standard"><text:span text:style-name="T3"><text:s text:c="8"/>course_count = course_count + 1;</text:span></text:p>
      <text:p text:style-name="Standard"><text:span text:style-name="T3"><text:s text:c="7"/></text:span></text:p>
      <text:p text:style-name="Standard"><text:span text:style-name="T3"><text:s text:c="8"/>DBMS_OUTPUT.PUT_LINE('Course ID: ' <text:s/>course_rec.course_id);</text:span></text:p>
      <text:p text:style-name="Standard"><text:span text:style-name="T3"><text:s text:c="8"/>DBMS_OUTPUT.PUT_LINE('Course Name: ' <text:s/>course_rec.course_name);</text:span></text:p>
      <text:p text:style-name="Standard"><text:span text:style-name="T3"><text:s text:c="8"/>DBMS_OUTPUT.PUT_LINE('Description: ' <text:s/>course_rec.course_description);</text:span></text:p>
      <text:p text:style-name="Standard"><text:span text:style-name="T3"><text:s text:c="8"/>DBMS_OUTPUT.PUT_LINE('Credit Hours: ' <text:s/>course_rec.credit_hours);</text:span></text:p>
      <text:p text:style-name="Standard"><text:span text:style-name="T3"><text:s text:c="8"/>DBMS_OUTPUT.PUT_LINE('Department: ' <text:s/></text:span><text:soft-page-break/><text:span text:style-name="T3">course_rec.department);</text:span></text:p>
      <text:p text:style-name="Standard"><text:span text:style-name="T3"><text:s text:c="8"/>DBMS_OUTPUT.PUT_LINE('Instructor: ' || NVL(course_rec.instructor, 'TBA'));</text:span></text:p>
      <text:p text:style-name="Standard"><text:span text:style-name="T3"><text:s text:c="4"/>end loop;</text:span></text:p>
      <text:p text:style-name="Standard"><text:span text:style-name="T3"><text:s text:c="4"/></text:span></text:p>
      <text:p text:style-name="Standard"><text:span text:style-name="T3"><text:s text:c="4"/>close course_cursor;</text:span></text:p>
      <text:p text:style-name="Standard"><text:span text:style-name="T3"><text:s text:c="4"/></text:span></text:p>
      <text:p text:style-name="Standard"><text:span text:style-name="T3"><text:s text:c="4"/>DBMS_OUTPUT.PUT_LINE('total courses available: ' <text:s/>course_count);</text:span></text:p>
      <text:p text:style-name="Standard"><text:span text:style-name="T3"/></text:p>
      <text:p text:style-name="Standard"><text:span text:style-name="T3">end;</text:span></text:p>
      <text:p text:style-name="Standard"><text:span text:style-name="T3">/</text:span></text:p>
      <text:p text:style-name="Standard"><text:span text:style-name="T3"/></text:p>
      <text:p text:style-name="Standard"><text:span text:style-name="T3">41)Perform a transaction where you create a savepoint, insert records, then rollback to the savepoint.</text:span></text:p>
      <text:p text:style-name="Standard"><text:span text:style-name="T3">=&gt;declare</text:span></text:p>
      <text:p text:style-name="Standard"><text:span text:style-name="T3"><text:s text:c="4"/>count_before number;</text:span></text:p>
      <text:p text:style-name="Standard"><text:span text:style-name="T3"><text:s text:c="4"/>count_after_insert number;</text:span></text:p>
      <text:p text:style-name="Standard"><text:span text:style-name="T3"><text:s text:c="4"/>count_after_rollback number;</text:span></text:p>
      <text:p text:style-name="Standard"><text:span text:style-name="T3">begin</text:span></text:p>
      <text:p text:style-name="Standard"><text:span text:style-name="T3"><text:s/></text:span></text:p>
      <text:p text:style-name="Standard"><text:span text:style-name="T3"><text:s text:c="4"/>select count(*) into count_before from employees;</text:span></text:p>
      <text:p text:style-name="Standard"><text:span text:style-name="T3"><text:s text:c="4"/>DBMS_OUTPUT.PUT_LINE('Records before transaction: ' <text:s/>count_before);</text:span></text:p>
      <text:p text:style-name="Standard"><text:span text:style-name="T3"><text:s text:c="4"/></text:span></text:p>
      <text:p text:style-name="Standard"><text:span text:style-name="T3"><text:s text:c="4"/>DBMS_OUTPUT.PUT_LINE('Starting transaction...');</text:span></text:p>
      <text:p text:style-name="Standard"><text:span text:style-name="T3"><text:s text:c="3"/></text:span></text:p>
      <text:p text:style-name="Standard"><text:span text:style-name="T3"><text:s text:c="4"/>savepoint before_insert;</text:span></text:p>
      <text:p text:style-name="Standard"><text:span text:style-name="T3"><text:s text:c="4"/>DBMS_OUTPUT.PUT_LINE('Savepoint created: before_insert');</text:span></text:p>
      <text:p text:style-name="Standard"><text:span text:style-name="T3"><text:s text:c="4"/></text:span></text:p>
      <text:p text:style-name="Standard"><text:span text:style-name="T3"><text:s text:c="4"/>DBMS_OUTPUT.PUT_LINE('Inserting test records...');</text:span></text:p>
      <text:p text:style-name="Standard"><text:span text:style-name="T3"><text:s text:c="4"/></text:span></text:p>
      <text:p text:style-name="Standard"><text:span text:style-name="T3"><text:s text:c="4"/>insert into employees (employee_id, first_name, last_name, email, hire_date, job_id)</text:span></text:p>
      <text:p text:style-name="Standard"><text:span text:style-name="T3"><text:s text:c="4"/>values (1001, 'jiya', 'test', 'jtest', sysdate, 'IT_prog');</text:span></text:p>
      <text:p text:style-name="Standard"><text:span text:style-name="T3"><text:s text:c="4"/></text:span></text:p>
      <text:p text:style-name="Standard"><text:span text:style-name="T3"><text:s text:c="4"/>insert into employees (employee_id, first_name, last_name, email, hire_date, job_id)</text:span></text:p>
      <text:p text:style-name="Standard"><text:span text:style-name="T3"><text:s text:c="4"/>values (1002, 'Jane', 'Demo', 'jdemo', sysdate, 'SA_REP');</text:span></text:p>
      <text:p text:style-name="Standard"><text:span text:style-name="T3"><text:s text:c="4"/></text:span></text:p>
      <text:p text:style-name="Standard"><text:soft-page-break/><text:span text:style-name="T3"><text:s text:c="4"/>insert into employees (employee_id, first_name, last_name, email, hire_date, job_id)</text:span></text:p>
      <text:p text:style-name="Standard"><text:span text:style-name="T3"><text:s text:c="4"/>values (1003, 'boby', 'example', 'eexample', sysdate, 'HR_REP');</text:span></text:p>
      <text:p text:style-name="Standard"><text:span text:style-name="T3"><text:s text:c="4"/></text:span></text:p>
      <text:p text:style-name="Standard"><text:span text:style-name="T3"><text:s text:c="4"/>select count(*) into count_after_insert from employees;</text:span></text:p>
      <text:p text:style-name="Standard"><text:span text:style-name="T3"><text:s text:c="4"/>DBMS_OUTPUT.PUT_LINE('Records after insert: ' <text:s/>count_after_insert);</text:span></text:p>
      <text:p text:style-name="Standard"><text:span text:style-name="T3"><text:s text:c="4"/>DBMS_OUTPUT.PUT_LINE('Inserted ' |(count_after_insert - count_before) || ' records');</text:span></text:p>
      <text:p text:style-name="Standard"><text:span text:style-name="T3"><text:s text:c="4"/></text:span></text:p>
      <text:p text:style-name="Standard"><text:span text:style-name="T3"><text:s text:c="4"/>DBMS_OUTPUT.PUT_LINE('Inserted records:');</text:span></text:p>
      <text:p text:style-name="Standard"><text:span text:style-name="T3"><text:s text:c="4"/>for rec in (</text:span></text:p>
      <text:p text:style-name="Standard"><text:span text:style-name="T3"><text:s text:c="8"/>select employee_id, first_name, last_name, email, job_id</text:span></text:p>
      <text:p text:style-name="Standard"><text:span text:style-name="T3"><text:s text:c="8"/>from employees</text:span></text:p>
      <text:p text:style-name="Standard"><text:span text:style-name="T3"><text:s text:c="8"/>where employee_id in (1001, 1002, 1003)</text:span></text:p>
      <text:p text:style-name="Standard"><text:span text:style-name="T3"><text:s text:c="2"/>loop</text:span></text:p>
      <text:p text:style-name="Standard"><text:span text:style-name="T3"><text:s text:c="8"/>DBMS_OUTPUT.PUT_LINE(' <text:s/>id: ' <text:s/>rec.employee_id ', Name: ' <text:s/></text:span></text:p>
      <text:p text:style-name="Standard"><text:span text:style-name="T3"><text:s text:c="28"/>rec.first_name <text:s/>' ' <text:s/>rec.last_name </text:span></text:p>
      <text:p text:style-name="Standard"><text:span text:style-name="T3"><text:s text:c="28"/>', Email: ' <text:s/>rec.email <text:s/>', Job: ' <text:s/>rec.job_id);</text:span></text:p>
      <text:p text:style-name="Standard"><text:span text:style-name="T3"><text:s text:c="4"/>end loop;</text:span></text:p>
      <text:p text:style-name="Standard"><text:span text:style-name="T3"><text:s text:c="4"/></text:span></text:p>
      <text:p text:style-name="Standard"><text:span text:style-name="T3"><text:s text:c="4"/>DBMS_OUTPUT.PUT_LINE('Rolling back to savepoint...');</text:span></text:p>
      <text:p text:style-name="Standard"><text:span text:style-name="T3"><text:s text:c="4"/>rollback to savepoint before_inserts;</text:span></text:p>
      <text:p text:style-name="Standard"><text:span text:style-name="T3"><text:s text:c="4"/>DBMS_OUTPUT.PUT_LINE('rollback completed');</text:span></text:p>
      <text:p text:style-name="Standard"><text:span text:style-name="T3"><text:s text:c="3"/></text:span></text:p>
      <text:p text:style-name="Standard"><text:span text:style-name="T3"><text:s text:c="4"/>select count(*) into count_after_rollback from employees;</text:span></text:p>
      <text:p text:style-name="Standard"><text:span text:style-name="T3"><text:s text:c="4"/>DBMS_OUTPUT.PUT_LINE('records after rollback:<text:tab/>count_after_rollback);</text:span></text:p>
      <text:p text:style-name="Standard"><text:span text:style-name="T3"><text:s text:c="4"/></text:span></text:p>
      <text:p text:style-name="Standard"><text:span text:style-name="T3"><text:s text:c="4"/>if count_after_rollback = count_before then</text:span></text:p>
      <text:p text:style-name="Standard"><text:span text:style-name="T3"><text:s text:c="8"/>DBMS_OUTPUT.PUT_LINE('rollback successful - no changes persisted');</text:span></text:p>
      <text:p text:style-name="Standard"><text:span text:style-name="T3"><text:s text:c="4"/>else</text:span></text:p>
      <text:p text:style-name="Standard"><text:span text:style-name="T3"><text:s text:c="8"/>DBMS_OUTPUT.PUT_LINE('rollback failed - record count mismatch');</text:span></text:p>
      <text:p text:style-name="Standard"><text:span text:style-name="T3"><text:s text:c="4"/>end if;</text:span></text:p>
      <text:p text:style-name="Standard"><text:span text:style-name="T3"><text:s text:c="4"/></text:span></text:p>
      <text:p text:style-name="Standard"><text:span text:style-name="T3"><text:s text:c="4"/>commit;</text:span></text:p>
      <text:p text:style-name="Standard"><text:span text:style-name="T3"><text:s text:c="4"/>DBMS_OUTPUT.PUT_LINE('transaction completed');</text:span></text:p>
      <text:p text:style-name="Standard"><text:soft-page-break/><text:span text:style-name="T3">end;</text:span></text:p>
      <text:p text:style-name="Standard"><text:span text:style-name="T3">\</text:span></text:p>
      <text:p text:style-name="Standard"><text:span text:style-name="T3"/></text:p>
      <text:p text:style-name="Standard"><text:span text:style-name="T3">42)Commit part of a transaction after using a savepoint and then rollback the remaining changes. </text:span></text:p>
      <text:p text:style-name="Standard"><text:span text:style-name="T3">=&gt;declare</text:span></text:p>
      <text:p text:style-name="Standard"><text:span text:style-name="T3"><text:s text:c="4"/>initial_count number;</text:span></text:p>
      <text:p text:style-name="Standard"><text:span text:style-name="T3"><text:s text:c="4"/>after_first_commit number;</text:span></text:p>
      <text:p text:style-name="Standard"><text:span text:style-name="T3"><text:s text:c="4"/>after_rollback number;</text:span></text:p>
      <text:p text:style-name="Standard"><text:span text:style-name="T3"><text:s text:c="4"/>final_count number;</text:span></text:p>
      <text:p text:style-name="Standard"><text:span text:style-name="T3">begin</text:span></text:p>
      <text:p text:style-name="Standard"><text:span text:style-name="T3"><text:s text:c="2"/></text:span></text:p>
      <text:p text:style-name="Standard"><text:span text:style-name="T3"><text:s text:c="4"/>select count(*) into initial_count from employees;</text:span></text:p>
      <text:p text:style-name="Standard"><text:span text:style-name="T3"><text:s text:c="4"/>DBMS_OUTPUT.PUT_LINE('Initial employee count: ' <text:s/>initial_count)</text:span></text:p>
      <text:p text:style-name="Standard"><text:span text:style-name="T3"><text:s text:c="4"/></text:span></text:p>
      <text:p text:style-name="Standard"><text:span text:style-name="T3"><text:s text:c="4"/>DBMS_OUTPUT.PUT_LINE('Starting transaction...');</text:span></text:p>
      <text:p text:style-name="Standard"><text:span text:style-name="T3"><text:s text:c="4"/></text:span></text:p>
      <text:p text:style-name="Standard"><text:span text:style-name="T3"><text:s text:c="4"/>savepoint before_all_changes;</text:span></text:p>
      <text:p text:style-name="Standard"><text:span text:style-name="T3"><text:s text:c="4"/>DBMS_OUTPUT.PUT_LINE('Savepoint created: before_all_changes');</text:span></text:p>
      <text:p text:style-name="Standard"><text:span text:style-name="T3"><text:s text:c="4"/></text:span></text:p>
      <text:p text:style-name="Standard"><text:span text:style-name="T3"><text:s text:c="4"/>DBMS_OUTPUT.PUT_LINE('Inserting permanent records...');</text:span></text:p>
      <text:p text:style-name="Standard"><text:span text:style-name="T3"><text:s text:c="4"/></text:span></text:p>
      <text:p text:style-name="Standard"><text:span text:style-name="T3"><text:s text:c="4"/>insert into employees (employee_id, first_name, last_name, email, hire_date, job_id, salary)</text:span></text:p>
      <text:p text:style-name="Standard"><text:span text:style-name="T3"><text:s text:c="4"/>values (3001, 'sara', 'permanent', 'sperma', sysdate, 'IT_PROG', 6000);</text:span></text:p>
      <text:p text:style-name="Standard"><text:span text:style-name="T3"><text:s text:c="4"/></text:span></text:p>
      <text:p text:style-name="Standard"><text:span text:style-name="T3"><text:s text:c="4"/>insert into employees (employee_id, first_name, last_name, email, hire_date, job_id, salary)</text:span></text:p>
      <text:p text:style-name="Standard"><text:span text:style-name="T3"><text:s text:c="4"/>values (3002, 'meena', 'commited', 'mcommit', sysdate, 'SA_REP', 5500);</text:span></text:p>
      <text:p text:style-name="Standard"><text:span text:style-name="T3"><text:s text:c="4"/></text:span></text:p>
      <text:p text:style-name="Standard"><text:span text:style-name="T3"><text:s text:c="4"/>commiy;</text:span></text:p>
      <text:p text:style-name="Standard"><text:span text:style-name="T3"><text:s text:c="4"/>DBMS_OUTPUT.PUT_LINE('First two records committed permanently');</text:span></text:p>
      <text:p text:style-name="Standard"><text:span text:style-name="T3"><text:s text:c="4"/></text:span></text:p>
      <text:p text:style-name="Standard"><text:span text:style-name="T3"><text:s text:c="4"/>select count(*) into after_first_commit from employees;</text:span></text:p>
      <text:p text:style-name="Standard"><text:span text:style-name="T3"><text:s text:c="4"/>DBMS_OUTPUT.PUT_LINE('Employee count after commit: ' <text:s/>after_first_commit);</text:span></text:p>
      <text:p text:style-name="Standard"><text:span text:style-name="T3">savepoint after_commit;</text:span></text:p>
      <text:p text:style-name="Standard"><text:soft-page-break/><text:span text:style-name="T3"><text:s text:c="4"/>DBMS_OUTPUT.PUT_LINE('savepoint created: after_commit')</text:span></text:p>
      <text:p text:style-name="Standard"><text:span text:style-name="T3"><text:s text:c="3"/></text:span></text:p>
      <text:p text:style-name="Standard"><text:span text:style-name="T3"><text:s text:c="4"/>DBMS_OUTPUT.PUT_LINE('Inserting temporary records...');</text:span></text:p>
      <text:p text:style-name="Standard"><text:span text:style-name="T3"><text:s text:c="4"/></text:span></text:p>
      <text:p text:style-name="Standard"><text:span text:style-name="T3"><text:s text:c="4"/>insert into employees (employee_id, first_name, last_name, email, hire_date, job_id, salary)</text:span></text:p>
      <text:p text:style-name="Standard"><text:span text:style-name="T3"><text:s text:c="4"/>values (3003, 'tom', 'temporary', 'ttemp', sysdate, 'HR_REP', 5000);</text:span></text:p>
      <text:p text:style-name="Standard"><text:span text:style-name="T3"><text:s text:c="4"/></text:span></text:p>
      <text:p text:style-name="Standard"><text:span text:style-name="T3"><text:s text:c="4"/>insert into employees (employee_id, first_name, last_name, email, hire_date, job_id, salary)</text:span></text:p>
      <text:p text:style-name="Standard"><text:span text:style-name="T3"><text:s text:c="4"/>values (3004, 'nisha', 'rollback', 'lrollb, sysdate, 'MK_REP', 5200);</text:span></text:p>
      <text:p text:style-name="Standard"><text:span text:style-name="T3"><text:s text:c="4"/></text:span></text:p>
      <text:p text:style-name="Standard"><text:span text:style-name="T3"><text:s text:c="4"/>select count(*) into after_rollback from employees;</text:span></text:p>
      <text:p text:style-name="Standard"><text:span text:style-name="T3"><text:s text:c="4"/>DBMS_OUTPUT.PUT_LINE('Employee count after temporary inserts: ' after_rollback);</text:span></text:p>
      <text:p text:style-name="Standard"><text:span text:style-name="T3"><text:s text:c="4"/>DBMS_OUTPUT.PUT_LINE('Temporary records inserted: ' (after_rollback - after_first_commit));</text:span></text:p>
      <text:p text:style-name="Standard"><text:span text:style-name="T3"><text:s text:c="4"/></text:span></text:p>
      <text:p text:style-name="Standard"><text:span text:style-name="T3"><text:s text:c="4"/>DBMS_OUTPUT.PUT_LINE('current records');</text:span></text:p>
      <text:p text:style-name="Standard"><text:span text:style-name="T3"><text:s text:c="4"/>for rec in (</text:span></text:p>
      <text:p text:style-name="Standard"><text:span text:style-name="T3"><text:s text:c="8"/>select employee_id, first_name, last_name, job_id</text:span></text:p>
      <text:p text:style-name="Standard"><text:span text:style-name="T3"><text:s text:c="8"/>from employees</text:span></text:p>
      <text:p text:style-name="Standard"><text:span text:style-name="T3"><text:s text:c="8"/>where employee_id between 3001 and 3004</text:span></text:p>
      <text:p text:style-name="Standard"><text:span text:style-name="T3"><text:s text:c="8"/>order by employee_id)</text:span></text:p>
      <text:p text:style-name="Standard"><text:span text:style-name="T3"><text:s text:c="4"/>loop</text:span></text:p>
      <text:p text:style-name="Standard"><text:span text:style-name="T3"><text:s text:c="8"/>DBMS_OUTPUT.PUT_LINE(' <text:s/>ID: ' <text:s/>rec.employee_id ' - ' <text:s/></text:span></text:p>
      <text:p text:style-name="Standard"><text:span text:style-name="T3"><text:s text:c="28"/>rec.first_name <text:s/>' ' <text:s/>rec.last_name </text:span></text:p>
      <text:p text:style-name="Standard"><text:span text:style-name="T3"><text:s text:c="28"/>' ('rec.job_id ')');</text:span></text:p>
      <text:p text:style-name="Standard"><text:span text:style-name="T3"><text:s text:c="4"/>end loop;</text:span></text:p>
      <text:p text:style-name="Standard"><text:span text:style-name="T3"><text:s text:c="3"/></text:span></text:p>
      <text:p text:style-name="Standard"><text:span text:style-name="T3"><text:s text:c="4"/>DBMS_OUTPUT.PUT_LINE('rolling back temporary records...');</text:span></text:p>
      <text:p text:style-name="Standard"><text:span text:style-name="T3"><text:s text:c="4"/>rollback to savepoint after_commit;</text:span></text:p>
      <text:p text:style-name="Standard"><text:span text:style-name="T3"><text:s text:c="4"/>DBMS_OUTPUT.PUT_LINE('rollback completed');</text:span></text:p>
      <text:p text:style-name="Standard"><text:span text:style-name="T3"><text:s text:c="4"/></text:span></text:p>
      <text:p text:style-name="Standard"><text:span text:style-name="T3"><text:s text:c="4"/>select count(*) into v_final_count from employees;</text:span></text:p>
      <text:p text:style-name="Standard"><text:span text:style-name="T3"><text:s text:c="4"/>DBMS_OUTPUT.PUT_LINE('Final employee count: ' final_count);</text:span></text:p>
      <text:p text:style-name="Standard"><text:span text:style-name="T3"><text:s text:c="4"/></text:span></text:p>
      <text:p text:style-name="Standard"><text:span text:style-name="T3"><text:s text:c="4"/>DBMS_OUTPUT.PUT_LINE('Permanent records that survived:');</text:span></text:p>
      <text:p text:style-name="Standard"><text:span text:style-name="T3"><text:s text:c="4"/>for rec in ( select employee_id, first_name, last_name, job_id</text:span></text:p>
      <text:p text:style-name="Standard"><text:soft-page-break/><text:span text:style-name="T3"><text:s text:c="8"/>from employees</text:span></text:p>
      <text:p text:style-name="Standard"><text:span text:style-name="T3"><text:s text:c="8"/>where employee_id between 3001 and 3004</text:span></text:p>
      <text:p text:style-name="Standard"><text:span text:style-name="T3"><text:s text:c="8"/>order by employee_id)</text:span></text:p>
      <text:p text:style-name="Standard"><text:span text:style-name="T3"><text:s text:c="4"/>loop</text:span></text:p>
      <text:p text:style-name="Standard"><text:span text:style-name="T3"><text:s text:c="8"/>DBMS_OUTPUT.PUT_LINE(' <text:s/>ID: ' rec.employee_id <text:s/>' - ' <text:s/></text:span></text:p>
      <text:p text:style-name="Standard"><text:span text:style-name="T3"><text:s text:c="28"/>rec.first_name <text:s/>' ' <text:s/>rec.last_name </text:span></text:p>
      <text:p text:style-name="Standard"><text:span text:style-name="T3"><text:s text:c="28"/>' ('| rec.job_id <text:s/>')');</text:span></text:p>
      <text:p text:style-name="Standard"><text:span text:style-name="T3"><text:s text:c="4"/>end loop;</text:span></text:p>
      <text:p text:style-name="Standard"><text:span text:style-name="T3"><text:s text:c="3"/></text:span></text:p>
      <text:p text:style-name="Standard"><text:span text:style-name="T3"><text:s text:c="4"/>commit;</text:span></text:p>
      <text:p text:style-name="Standard"><text:span text:style-name="T3"><text:s text:c="4"/>DBMS_OUTPUT.PUT_LINE('transaction completed successfully');</text:span></text:p>
      <text:p text:style-name="Standard"><text:span text:style-name="T3"><text:s text:c="3"/>end;</text:span></text:p>
      <text:p text:style-name="Standard"><text:span text:style-name="T3">\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ya bhatt</meta:initial-creator>
    <meta:creation-date>2025-08-22T13:13:22.85</meta:creation-date>
    <dc:date>2025-09-03T18:13:26.79</dc:date>
    <dc:creator>diya bhatt</dc:creator>
    <meta:editing-duration>PT3H3M25S</meta:editing-duration>
    <meta:editing-cycles>12</meta:editing-cycles>
    <meta:generator>OpenOffice/4.1.15$Win32 OpenOffice.org_project/4115m2$Build-9813</meta:generator>
    <meta:document-statistic meta:table-count="0" meta:image-count="0" meta:object-count="0" meta:page-count="20" meta:paragraph-count="606" meta:word-count="2260" meta:character-count="21794"/>
  </office:meta>
</office:document-meta>
</file>